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05370A096E2D353.png" manifest:media-type="image/png"/>
  <manifest:file-entry manifest:full-path="Pictures/100000000000078000000438B840CF4BA5D328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1a52fa" officeooo:paragraph-rsid="001a52fa"/>
    </style:style>
    <style:style style:name="P2" style:family="paragraph" style:parent-style-name="Standard">
      <style:text-properties officeooo:rsid="0019ce65" officeooo:paragraph-rsid="0019ce65"/>
    </style:style>
    <style:style style:name="P3" style:family="paragraph" style:parent-style-name="Standard">
      <style:text-properties officeooo:rsid="0019ce65" officeooo:paragraph-rsid="001af312"/>
    </style:style>
    <style:style style:name="P4" style:family="paragraph" style:parent-style-name="Standard">
      <style:text-properties officeooo:rsid="001a52fa" officeooo:paragraph-rsid="001a52fa"/>
    </style:style>
    <style:style style:name="P5" style:family="paragraph" style:parent-style-name="Standard">
      <style:text-properties officeooo:rsid="001af312" officeooo:paragraph-rsid="001af312"/>
    </style:style>
    <style:style style:name="P6" style:family="paragraph" style:parent-style-name="Standard">
      <style:text-properties officeooo:rsid="001bd01e" officeooo:paragraph-rsid="001bd01e"/>
    </style:style>
    <style:style style:name="P7" style:family="paragraph" style:parent-style-name="Standard">
      <style:text-properties officeooo:rsid="001be415" officeooo:paragraph-rsid="001be415"/>
    </style:style>
    <style:style style:name="P8" style:family="paragraph" style:parent-style-name="Standard">
      <style:text-properties officeooo:rsid="001c2f20" officeooo:paragraph-rsid="001c2f20"/>
    </style:style>
    <style:style style:name="P9" style:family="paragraph" style:parent-style-name="Standard">
      <style:text-properties officeooo:rsid="001c3985" officeooo:paragraph-rsid="001c3985"/>
    </style:style>
    <style:style style:name="P10" style:family="paragraph" style:parent-style-name="Standard">
      <style:text-properties officeooo:rsid="001af312" officeooo:paragraph-rsid="001af312"/>
    </style:style>
    <style:style style:name="P11" style:family="paragraph" style:parent-style-name="Standard">
      <style:text-properties officeooo:rsid="001c3985" officeooo:paragraph-rsid="001c3985"/>
    </style:style>
    <style:style style:name="T1" style:family="text">
      <style:text-properties officeooo:rsid="0019ce65"/>
    </style:style>
    <style:style style:name="T2" style:family="text">
      <style:text-properties officeooo:rsid="001a52fa"/>
    </style:style>
    <style:style style:name="T3" style:family="text">
      <style:text-properties officeooo:rsid="001af312"/>
    </style:style>
    <style:style style:name="T4" style:family="text">
      <style:text-properties officeooo:rsid="001be415"/>
    </style:style>
    <style:style style:name="fr1" style:family="graphic" style:parent-style-name="Graphics">
      <style:graphic-properties style:horizontal-pos="center" style:horizontal-rel="paragraph" style:mirror="none" fo:clip="rect(8.618cm, 1.954cm, 2.187cm, 25.9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57cm, 1.806cm, 4.748cm, 25.91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GDI – Gerenciamento de Dados e Informação</text:span></text:p>
      <text:p text:style-name="Standard"/>
      <text:p text:style-name="Standard"><text:tab/><text:tab/><text:tab/><text:tab/><text:span text:style-name="T1">CAPÍTULO I - INTRODUÇÃO</text:span></text:p>
      <text:p text:style-name="P2"><text:tab/>Para começar a falar de Dados e informações, e consequentemente seu gerenciamento, que será em suma trabalhos com bancos de dados, devemos ententer um pouco dos conceitos de cada coisa antes.</text:p>
      <text:p text:style-name="P2"><text:tab/>Comecemos então falando de Sistemas de Informação:</text:p>
      <text:p text:style-name="P2">-&gt; Sistemas de informação são atividades que regulam o compartilhamento e a distribuição de informações, e o armazenamento de dados relevantes para gerenciar alguma organização ou trabalho. </text:p>
      <text:p text:style-name="P2">Bem semelhante a oque nos propomos a estudar não é verdade? Na verdade quando construímos um banco de dados estamos construindo um sistema de informação.</text:p>
      <text:p text:style-name="P2">No começo esses sistmas eram manuais, hoje em dia, eles são computacionais.</text:p>
      <text:p text:style-name="P2">E esses sistemas são essenciais para empresas competitivas, por motivos óbvios de organização, e a importância de ter um bom sistema desses é crescente, visto o aumento de potenciais clientes(globalização) e competidores do mundo.</text:p>
      <text:p text:style-name="P2"><text:tab/>Podemos dividir os tipos de Sistemas de Informação em <text:span text:style-name="T2">8</text:span>, dado o seu crescimento essa divisão é importante.</text:p>
      <text:p text:style-name="P2">-&gt; Sistemas de Processamento de Transações (SPT)</text:p>
      <text:p text:style-name="P2"><text:tab/>Falam mais de operações do dia a dia, e mantém registro detalhado.</text:p>
      <text:p text:style-name="P2">-&gt; Sistemas de informação gerenciais (SG)</text:p>
      <text:p text:style-name="P2"><text:tab/>Falam de gerenciamento, em geral com relatórios.</text:p>
      <text:p text:style-name="P2">-&gt; Sistemas de suporte à decisão (SSD)</text:p>
      <text:p text:style-name="P2"><text:tab/>Ajudam a tomada de decisões</text:p>
      <text:p text:style-name="P2">-<text:span text:style-name="T2">&gt; Sistemas Especialistas (SE)</text:span></text:p>
      <text:p text:style-name="P2"><text:tab/><text:span text:style-name="T2">Proveem orientação e assistência específica para alguma área</text:span></text:p>
      <text:p text:style-name="P2">-<text:span text:style-name="T2">&gt; Sistemas de Automação de Escritórios (SAE)</text:span></text:p>
      <text:p text:style-name="P2"><text:tab/><text:span text:style-name="T2">Manejam e processam comunicação interpessoal.</text:span></text:p>
      <text:p text:style-name="P4">-&gt; Sistemas de Suporte a Executivos ( SSE )</text:p>
      <text:p text:style-name="P4"><text:tab/>Apresentam dados para executivos em níveis mais altos de agregação</text:p>
      <text:p text:style-name="P4">-&gt; Sistemas de Suporte à colaboração (SSC)</text:p>
      <text:p text:style-name="P4"><text:tab/>Facilitar a eficácios de grupos de trabalhos</text:p>
      <text:p text:style-name="P4">-&gt; Bibliotecas Digitais ( BDIG)</text:p>
      <text:p text:style-name="P4"><text:tab/>Armazena coisas de forma digital, e se comunica com usuários para fornecer tal acervo.</text:p>
      <text:p text:style-name="P4"/>
      <text:p text:style-name="P4">Cada nível de uma organização trabalhará com um ou mais tipos de sistemas, podendo claro haver uma intersecção no meio:</text:p>
      <text:p text:style-name="P4"><draw:frame draw:style-name="fr1" draw:name="Image1" text:anchor-type="paragraph" svg:width="9.678cm" svg:height="7.507cm" draw:z-index="0"><draw:image xlink:href="Pictures/100000000000078000000438B840CF4BA5D3286D.png" xlink:type="simple" xlink:show="embed" xlink:actuate="onLoad"/></draw:frame></text:p>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Para integrar e comunicar os sistemas diferentes(Que geralmente são bancos de dados) usamos o XML, pois é uma linguagem WEB que tem uma forma razoável de passar informações e agregar informações de maneira leve e de diferentes aplicações sem dor de cabeça.</text:p>
      <text:p text:style-name="P4"/>
      <text:p text:style-name="P4"><text:tab/>Dando essa introdução(zinha) em sistemas de informação, vamos ver algumas nomenclaturas, e depois pular no universo de Bandos de Dados. </text:p>
      <text:p text:style-name="P4"><text:tab/>Antes de começar a adentrar os sistemas de gerenciamento de bancos de dados(O foco principal da disciplina) vamos ver algumas nomenclaturas:</text:p>
      <text:p text:style-name="P4"/>
      <text:p text:style-name="P4">. <text:s/>Dados x Informação x Conhecimento</text:p>
      <text:p text:style-name="P3"><text:tab/><text:span text:style-name="T3">Entender a diferença entre os três pode vir a adicionar algo no nosso entendimento acerca dos bancos de dados, então vamos em frente:</text:span></text:p>
      <text:p text:style-name="P5">-&gt; Dados</text:p>
      <text:p text:style-name="P5"><text:tab/>Dados são fatos registrados, sem um significado direto atrelado a eles, eles são armazenados em número e são utilizados para deduzir informações depois.</text:p>
      <text:p text:style-name="P5">-&gt; Informação</text:p>
      <text:p text:style-name="P3"><text:tab/><text:span text:style-name="T3">São coisas que podem ser inferidads dos dados, ou um significado associado a um dado ou um conjunto de dados. É expresso com uma linguagem como portugues.</text:span></text:p>
      <text:p text:style-name="P5">-&gt; Conhecimento</text:p>
      <text:p text:style-name="P5"><text:tab/>É a informação integrada e entendida por alguém, mais associdada com um objetivo.</text:p>
      <text:p text:style-name="P5"/>
      <text:p text:style-name="P5">O papel de dados em geral, é serem transformados em conhecimento, para derivas novas ideias e conhecimentos. Ou seja, de uma desorganização, organizar e agrupar coisas de formas que elas tenham algum sentindo.</text:p>
      <text:p text:style-name="P5"/>
      <text:p text:style-name="P5">Então é claro, precisamos armazenar e gerenciar esses dados, fazer uma plataforma para que possamos fazer esse processo e o conhecimento surja.</text:p>
      <text:p text:style-name="P5">No começo da computação isso era feito com sistemas de arquivos.</text:p>
      <text:p text:style-name="P5">-&gt; Sistemas de Arquivos</text:p>
      <text:p text:style-name="P5"><text:tab/>Nele tinhamos "ilhas de informações", eram criados diversos arquivos, diferentes para cada aplicação, sendo feita uma redundância descontrolada. Além disso arquivos diferentes poderiam ter formatos completamente diferentes.( Ex. Sexo = M ou F em um e 0 ou 1 em outro)</text:p>
      <text:p text:style-name="P5"/>
      <text:p text:style-name="P5">Surgiram então os nossos conhecidos Bandos de Dados</text:p>
      <text:p text:style-name="P5">-&gt; Bancos de Dados</text:p>
      <text:p text:style-name="P6"><text:tab/>Conjunto de dados interrelacionados, estruturado de forma que são confiáveis, coerentes e compartilhados mesmo que usuários tenham necessidades de informações diferentes. <text:span text:style-name="T4">Mais do que isso, deve haver um Sistema de Gerenciamento de Banco de Dados( SGBD) que permite a interação com esses sistemas.</text:span></text:p>
      <text:p text:style-name="P6">Estudaremos a forma que eles são estruturados para permitir tais coisas.</text:p>
      <text:p text:style-name="P6">Um banco de dados então para permitir tais coisas deve ser bem pensado e estruturado, é diferente de um bando de dados jogados num HD. </text:p>
      <text:p text:style-name="P6">O padrão é a construção de um Esquema do banco antes de aplica-lo, esse esquema pode ter três níveis: Conceitual, onde é escrito num papel ou pensado, sem ainda um sistema de <text:span text:style-name="T4">banco de dados; Lógico, que já depende da SGBD e é a implementação alto nível; e Físico, que é a estrutura física eletrica do SGBD.</text:span></text:p>
      <text:p text:style-name="P7">Esse esquema representerá(ou pelo menos é a inteção dele) o projeto de banco de dados que você quer fazer.</text:p>
      <text:p text:style-name="P7"/>
      <text:p text:style-name="P8"><text:soft-page-break/>Mas vamos falar um pouco mais sobre SGBD's:</text:p>
      <text:p text:style-name="P8"><text:s/>-&gt; SGBD</text:p>
      <text:p text:style-name="P7">Um bom SGBD deve ser capaz de prover um ambiente conveniente e eficiente de fazer todas as operações que você quer num banco de dados: Armazenar, consultar, tratar, manipular, descrever...</text:p>
      <text:p text:style-name="P7">E a ideia é que ele seja melhor que um sistema de arquivos, então é essencial que ele elimine ou reduza erros como: Redundância, dificuldade de acesos, isolamento, anomalias, problemas de segurança...</text:p>
      <text:p text:style-name="P7">Para isso usamos certas ferramentas, que melhoram a interação com o sistema, e claro, há coisas prontas para tudo.</text:p>
      <text:p text:style-name="P7">Ao longo da cadeira vamos ver tipos de esquemas e como fazer alguns deles, então não precisa se apressar nisso agora.</text:p>
      <text:p text:style-name="P8">Um SGBD bom também deve ter uma modularização de dados, ou uma independência, de forma que alterar uma coisa não afete nada em outros bancos ou esquemas.</text:p>
      <text:p text:style-name="P8">E claro, estaremos nos comunicando com o banco em todos os momentos, então ele tem uma linguagens ( ou várias!), linguagens para definição de dados, linguagens para montar o esquema do BD( data definition language DDL), linguagem para manipulação de dados( Data Manipulation Language DML), linguagem de consulta(Querry language) ; SGBD relacionais podem usar da SQL, que é DDL + DML + Querry</text:p>
      <text:p text:style-name="P8">Mas o mais importante nos dias de hoje são as Linguagens de Quarta Geração, que combinam estrutura de controle de linguagens de programação com estruturas de manipulação de dados num banco de dados.</text:p>
      <text:p text:style-name="P8"><draw:frame draw:style-name="fr2" draw:name="Image2" text:anchor-type="paragraph" svg:x="2.554cm" svg:y="0.556cm" svg:width="11.892cm" svg:height="9.051cm" draw:z-index="1"><draw:image xlink:href="Pictures/100000000000078000000438E05370A096E2D35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ara montar um SGBD passamos por um processo, até antes de fazer os modelos.</text:p>
      <text:p text:style-name="P9"/>
      <text:p text:style-name="P9">Pronto! Agora que sabemos um resuminho de SGBD's, vamos passar por um pequeno histórico, terminando nos mais atuais, para também dar uma geral importante de como foi se desenvolvendo essa tecnologia ao longo dos anos, e em que passo está atualmente:</text:p>
      <text:p text:style-name="P9"/>
      <text:p text:style-name="P9"/>
      <text:p text:style-name="P9"><text:line-break/><text:soft-page-break/>-&gt; A evolução dos SGBD'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2fa" officeooo:paragraph-rsid="001a52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esumo GDI de Gui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50S</meta:editing-duration>
    <meta:editing-cycles>4</meta:editing-cycles>
    <meta:generator>LibreOffice/5.1.6.2$Linux_X86_64 LibreOffice_project/10m0$Build-2</meta:generator>
    <dc:date>2018-08-17T10:02:03.101054075</dc:date>
    <meta:document-statistic meta:table-count="0" meta:image-count="2" meta:object-count="0" meta:page-count="4" meta:paragraph-count="62" meta:word-count="1062" meta:character-count="6557" meta:non-whitespace-character-count="5526"/>
    <meta:user-defined meta:name="Info 1"/>
    <meta:user-defined meta:name="Info 2"/>
    <meta:user-defined meta:name="Info 3"/>
    <meta:user-defined meta:name="Info 4"/>
  </office:meta>
</office:document-meta>
</file>